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Ooh...</text:p>
          </table:table-cell>
          <table:table-cell table:number-columns-repeated="1020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style-name="ce0"/>
          <table:table-cell table:style-name="ce0"/>
          <table:table-cell table:style-name="ce0" office:value-type="string">
            <text:p>How in the underworld are we supposed to
proceed from here...?</text:p>
          </table:table-cell>
          <table:table-cell table:number-columns-repeated="1020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an struggle all we like, but we're no
match for White Carat.</text:p>
          </table:table-cell>
          <table:table-cell table:number-columns-repeated="1020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style-name="ce0"/>
          <table:table-cell table:style-name="ce0"/>
          <table:table-cell table:style-name="ce0" office:value-type="string">
            <text:p>We'd better give up on that new Magic
amplification drug...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... you are quite correct.</text:p>
          </table:table-cell>
          <table:table-cell table:number-columns-repeated="1020"/>
        </table:table-row>
        <table:table-row>
          <table:table-cell table:style-name="ce0" office:value-type="string">
            <text:p>あんなの、デタラメですわ・・・</text:p>
          </table:table-cell>
          <table:table-cell table:style-name="ce0"/>
          <table:table-cell table:style-name="ce0"/>
          <table:table-cell table:style-name="ce0" office:value-type="string">
            <text:p>It would be nothing but a fool's errand...</text:p>
          </table:table-cell>
          <table:table-cell table:number-columns-repeated="1020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is that prototype drug you swallowed still
working?</text:p>
          </table:table-cell>
          <table:table-cell table:number-columns-repeated="1020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. I believe it's effect will be
good for one more battle.</text:p>
          </table:table-cell>
          <table:table-cell table:number-columns-repeated="1020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n how about we give up on taking over
the human world, and focus on taking Red
Carat down instead?</text:p>
          </table:table-cell>
          <table:table-cell table:number-columns-repeated="1020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style-name="ce0"/>
          <table:table-cell table:style-name="ce0"/>
          <table:table-cell table:style-name="ce0" office:value-type="string">
            <text:p>It looks like the Heavenly Maidens took out
the Four Hellish Kings, so wouldn't that make
Visti and Blanche the best fighters they
have left?</text:p>
          </table:table-cell>
          <table:table-cell table:number-columns-repeated="1020"/>
        </table:table-row>
        <table:table-row>
          <table:table-cell table:style-name="ce0" office:value-type="string">
            <text:p>最後に一矢報いに行こうよ。</text:p>
          </table:table-cell>
          <table:table-cell table:style-name="ce0"/>
          <table:table-cell table:style-name="ce0"/>
          <table:table-cell table:style-name="ce0" office:value-type="string">
            <text:p>Let's go and and get the last laugh in.</text:p>
          </table:table-cell>
          <table:table-cell table:number-columns-repeated="1020"/>
        </table:table-row>
        <table:table-row>
          <table:table-cell table:style-name="ce0" office:value-type="string">
            <text:p>そうですわね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plendid idea...!</text:p>
          </table:table-cell>
          <table:table-cell table:number-columns-repeated="1020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style-name="ce0"/>
          <table:table-cell table:style-name="ce0"/>
          <table:table-cell table:style-name="ce0" office:value-type="string">
            <text:p>Our powers are quite on par, so defeat is
far from decided if we fight with all our
strength!</text:p>
          </table:table-cell>
          <table:table-cell table:number-columns-repeated="1020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show that little runt of a girl
exactly what we are capable of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